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998f" officeooo:paragraph-rsid="000099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998f" officeooo:paragraph-rsid="000099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387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5bc5" officeooo:paragraph-rsid="00025b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8717" officeooo:paragraph-rsid="000387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7c83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998f" officeooo:paragraph-rsid="0000998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7c83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4pt" style:text-underline-style="none" fo:font-weight="normal" officeooo:rsid="0000998f" officeooo:paragraph-rsid="0007c83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0998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3871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0998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23fc" officeooo:paragraph-rsid="0000998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7e05" officeooo:paragraph-rsid="0000998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T1" style:family="text">
      <style:text-properties officeooo:rsid="00025bc5"/>
    </style:style>
    <style:style style:name="T2" style:family="text">
      <style:text-properties officeooo:rsid="00038717"/>
    </style:style>
    <style:style style:name="T3" style:family="text">
      <style:text-properties officeooo:rsid="0004d33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c836" style:font-style-asian="italic" style:font-style-complex="italic"/>
    </style:style>
    <style:style style:name="T6" style:family="text">
      <style:text-properties officeooo:rsid="00087e05"/>
    </style:style>
    <style:style style:name="T7" style:family="text">
      <style:text-properties officeooo:rsid="000b8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 Thesis Detailed Outline</text:p>
      <text:p text:style-name="P2"/>
      <text:p text:style-name="P2"/>
      <text:p text:style-name="P3">1. Introduction</text:p>
      <text:p text:style-name="P3"><text:tab/></text:p>
      <text:p text:style-name="P11">Quantum Computation</text:p>
      <text:p text:style-name="P8"/>
      <text:p text:style-name="P3"><text:tab/>1.1 <text:span text:style-name="T1">Qubits</text:span></text:p>
      <text:p text:style-name="P3"/>
      <text:p text:style-name="P3"><text:tab/>1.2 <text:span text:style-name="T2">One Qubit Gates</text:span></text:p>
      <text:p text:style-name="P3"/>
      <text:p text:style-name="P3"><text:tab/><text:span text:style-name="T7">(introduce bloch sphere??)</text:span></text:p>
      <text:p text:style-name="P3"/>
      <text:p text:style-name="P5"><text:tab/><text:tab/>1.2.1 NOT-Gate (bit flip)</text:p>
      <text:p text:style-name="P5"/>
      <text:p text:style-name="P5"><text:tab/><text:tab/>1.2.2 Z-Gate (phase flip)</text:p>
      <text:p text:style-name="P5"/>
      <text:p text:style-name="P5"><text:tab/><text:tab/>1.2.3 Y-Gate (bit and phase flip)</text:p>
      <text:p text:style-name="P5"/>
      <text:p text:style-name="P5"><text:tab/><text:tab/>1.2.4 <text:span text:style-name="T2">Hadamard Gate</text:span></text:p>
      <text:p text:style-name="P5"/>
      <text:p text:style-name="P6"><text:tab/><text:tab/>1.2.5 <text:span text:style-name="T1">Clifford Gates (H, S, Sdagger) &gt;&gt; unsure if needed!</text:span></text:p>
      <text:p text:style-name="P6"/>
      <text:p text:style-name="P6"><text:tab/><text:tab/><text:span text:style-name="T3">1.2.6 T and Tdagger Gate (sqrt(S), pi/4 rotation)</text:span></text:p>
      <text:p text:style-name="P6"/>
      <text:p text:style-name="P6"><text:tab/>1.3 <text:span text:style-name="T3">Multiple Qubit Gates</text:span></text:p>
      <text:p text:style-name="P6"/>
      <text:p text:style-name="P12"><text:tab/><text:tab/>1.3.1 CNOT Gate</text:p>
      <text:p text:style-name="P6"/>
      <text:p text:style-name="P6"><text:tab/><text:tab/><text:span text:style-name="T5">XOR and SWAP???</text:span></text:p>
      <text:p text:style-name="P4"/>
      <text:p text:style-name="P3"><text:tab/>1.4 <text:span text:style-name="T3">Measurements</text:span></text:p>
      <text:p text:style-name="P3"/>
      <text:p text:style-name="P13"><text:tab/><text:tab/>1.4.1 Standard basis (Z)</text:p>
      <text:p text:style-name="P3"/>
      <text:p text:style-name="P13"><text:tab/><text:tab/>1.4.2 Bloch measurement</text:p>
      <text:p text:style-name="P3"/>
      <text:p text:style-name="P14"><text:tab/>1.5 Important Quantum Algorithms</text:p>
      <text:p text:style-name="P3"/>
      <text:p text:style-name="P3"><text:tab/><text:tab/><text:span text:style-name="T6">1.5.1 HHL-Algorithm</text:span></text:p>
      <text:p text:style-name="P3"/>
      <text:p text:style-name="P15"><text:tab/><text:tab/>1.5.2 Quantum phase-estimation Algorithm</text:p>
      <text:p text:style-name="P3"/>
      <text:p text:style-name="P3"/>
      <text:p text:style-name="P3"/>
      <text:p text:style-name="P3"><text:soft-page-break/></text:p>
      <text:p text:style-name="P3"/>
      <text:p text:style-name="P9">Machine Learning</text:p>
      <text:p text:style-name="P9"/>
      <text:p text:style-name="P7"><text:tab/>1.6 Classical Machine Learning</text:p>
      <text:p text:style-name="P7"><text:tab/></text:p>
      <text:p text:style-name="P7"><text:tab/><text:tab/>1.6.1 Supervised Learning</text:p>
      <text:p text:style-name="P7"><text:tab/><text:tab/>k-nearest, SVM, decision trees, ANN</text:p>
      <text:p text:style-name="P7"/>
      <text:p text:style-name="P7"><text:tab/><text:tab/>1.6.2 Unsupervised Learning</text:p>
      <text:p text:style-name="P7"><text:tab/><text:tab/><text:span text:style-name="T4">clustering of data</text:span></text:p>
      <text:p text:style-name="P7"/>
      <text:p text:style-name="P7"><text:tab/><text:tab/>1.6.3 Reinforcement Learning</text:p>
      <text:p text:style-name="P7"><text:tab/></text:p>
      <text:p text:style-name="P7"><text:tab/>1.7 Quantum Machine Learning</text:p>
      <text:p text:style-name="P7"/>
      <text:p text:style-name="P7"><text:tab/><text:tab/>1.7.1 Q Linear regression</text:p>
      <text:p text:style-name="P7"/>
      <text:p text:style-name="P7"><text:tab/><text:tab/>1.7.2 Q k-nearest</text:p>
      <text:p text:style-name="P7"/>
      <text:p text:style-name="P7"><text:tab/><text:tab/>1.7.3 Q SVM</text:p>
      <text:p text:style-name="P7"/>
      <text:p text:style-name="P7"><text:tab/><text:tab/>1.7.4 Q clustering</text:p>
      <text:p text:style-name="P7"/>
      <text:p text:style-name="P7"><text:tab/><text:tab/>1.7.5 QNN (the attempt)</text:p>
      <text:p text:style-name="P10"/>
      <text:p text:style-name="P3"/>
      <text:p text:style-name="P3">2. Materials &amp; Methods</text:p>
      <text:p text:style-name="P3"/>
      <text:p text:style-name="P3">3. Results</text:p>
      <text:p text:style-name="P3"/>
      <text:p text:style-name="P3">4. Discussion</text:p>
      <text:p text:style-name="P3"/>
      <text:p text:style-name="P3">5. Conclusion</text:p>
      <text:p text:style-name="P3"/>
      <text:p text:style-name="P3">6. References</text:p>
      <text:p text:style-name="P3"/>
      <text:p text:style-name="P3">7.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30:15.654143690</meta:creation-date>
    <dc:date>2016-09-05T13:42:01.565707696</dc:date>
    <meta:editing-duration>PT1H38M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139" meta:character-count="975" meta:non-whitespace-character-count="821"/>
  </office:meta>
</office:document-meta>
</file>